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text-style-name="P1" draw:layer="layout" svg:width="25.199cm" svg:height="5.209cm" svg:x="1.4cm" svg:y="1.2cm" presentation:class="title" presentation:user-transformed="true">
          <draw:text-box>
            <text:p text:style-name="P1"><text:span text:style-name="T1">Semestrální práce</text:span><text:span text:style-name="T1"><text:line-break/></text:span><text:span text:style-name="T1">-</text:span><text:span text:style-name="T1"><text:line-break/></text:span><text:span text:style-name="T1">KIV/OS</text:span></text:p>
          </draw:text-box>
        </draw:frame>
        <draw:frame presentation:style-name="pr2" draw:layer="layout" svg:width="25.199cm" svg:height="12.179cm" svg:x="1.4cm" svg:y="6.221cm" presentation:class="subtitle" presentation:user-transformed="true">
          <draw:text-box>
            <text:p text:style-name="P2"><text:span text:style-name="T1">Zadání:</text:span><text:span text:style-name="T1"><text:tab/></text:span>č. 1</text:p>
            <text:p text:style-name="P2"><text:span text:style-name="T1"><text:s text:c="4"/></text:span><text:span text:style-name="T1">Tým:</text:span><text:span text:style-name="T1"><text:tab/></text:span>Patrik Patera,</text:p>
            <text:p text:style-name="P2"><text:tab/><text:tab/><text:tab/><text:tab/>Luděk Kaňák,</text:p>
            <text:p text:style-name="P2"><text:tab/><text:tab/><text:tab/><text:tab/>Tomáš Šimand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osavadní implement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pracování příkazů</text:p>
              </text:list-item>
              <text:list-item>
                <text:p>Procesy / vlákna</text:p>
              </text:list-item>
              <text:list-item>
                <text:p>Roury</text:p>
              </text:list-item>
              <text:list-item>
                <text:p>VFS </text:p>
                <text:list>
                  <text:list-item>
                    <text:p>Filesystem → FAT</text:p>
                  </text:list-item>
                  <text:list-item>
                    <text:p>Handl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Zpracování příkazů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ser</text:p>
                <text:list>
                  <text:list-item>
                    <text:p>Název programu + argumenty</text:p>
                  </text:list-item>
                  <text:list-item>
                    <text:p>Zpracování podle rour</text:p>
                  </text:list-item>
                  <text:list-item>
                    <text:p>Zpracování přesměrování &gt;, &gt;&gt; , &lt;</text:p>
                  </text:list-item>
                </text:list>
              </text:list-item>
              <text:list-item>
                <text:p>Paralelní spuštění procesů</text:p>
                <text:list>
                  <text:list-item>
                    <text:p>Přesměrování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ocess Manag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y a vlákna uloženy v PCB tabulce</text:p>
              </text:list-item>
              <text:list-item>
                <text:p>Vytvoření procesu / vlákna</text:p>
              </text:list-item>
              <text:list-item>
                <text:p>Čekání na proces</text:p>
              </text:list-item>
              <text:list-item>
                <text:p>PCB</text:p>
                <text:list>
                  <text:list-item>
                    <text:p>Název</text:p>
                  </text:list-item>
                  <text:list-item>
                    <text:p>Pid</text:p>
                  </text:list-item>
                  <text:list-item>
                    <text:p>PPid</text:p>
                  </text:list-item>
                  <text:list-item>
                    <text:p>Stav</text:p>
                  </text:list-item>
                  <text:list-item>
                    <text:p>Otevřené handlery</text:p>
                  </text:list-item>
                  <text:list-item>
                    <text:p>Vlákna proces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ou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ení handlerů</text:p>
                <text:list>
                  <text:list-item>
                    <text:p>Čtení </text:p>
                  </text:list-item>
                  <text:list-item>
                    <text:p>Zápis</text:p>
                  </text:list-item>
                </text:list>
              </text:list-item>
              <text:list-item>
                <text:p>Vytvoření roury</text:p>
                <text:list>
                  <text:list-item>
                    <text:p>Buffer </text:p>
                  </text:list-item>
                  <text:list-item>
                    <text:p>Synchronizace: producent - konzument</text:p>
                    <text:list>
                      <text:list-item>
                        <text:p>Čtení → konzument</text:p>
                      </text:list-item>
                      <text:list-item>
                        <text:p>Zápis → producent</text:p>
                      </text:list-item>
                    </text:list>
                  </text:list-item>
                </text:list>
              </text:list-item>
              <text:list-item>
                <text:p>Uzavření handlerů</text:p>
                <text:list>
                  <text:list-item>
                    <text:p>Pro zápis generuje EOF na výs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VF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strakce pro souborové operace</text:p>
              </text:list-item>
              <text:list-item>
                <text:p>Filesystem formátován jako FAT</text:p>
              </text:list-item>
              <text:list-item>
                <text:p>Otevřený soubor uchován jako Hand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a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3.506cm" svg:x="1.601cm" svg:y="5.694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09T09:47:39.575000000</meta:creation-date>
    <dc:date>2017-11-10T02:32:23.47</dc:date>
    <meta:editing-duration>PT1H21M28S</meta:editing-duration>
    <meta:editing-cycles>18</meta:editing-cycles>
    <meta:generator>OpenOffice/4.1.0$Win32 OpenOffice.org_project/410m18$Build-9764</meta:generator>
    <meta:document-statistic meta:object-count="51"/>
  </office:meta>
</office:document-meta>
</file>